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HttpMessageWri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rtHttpMessageWriterTests.decodeToString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HttpMessageWri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